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6f99" officeooo:paragraph-rsid="001c6f99"/>
    </style:style>
    <style:style style:name="P2" style:family="paragraph" style:parent-style-name="Standard">
      <style:text-properties style:font-name="Tahoma1" fo:font-size="14pt" fo:font-weight="normal" officeooo:rsid="001dee9f" officeooo:paragraph-rsid="001d144f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ahoma1" officeooo:rsid="001c6f99" officeooo:paragraph-rsid="001c6f99"/>
    </style:style>
    <style:style style:name="P4" style:family="paragraph" style:parent-style-name="Standard">
      <style:text-properties style:font-name="Tahoma1" fo:font-size="12pt" officeooo:rsid="00254153" officeooo:paragraph-rsid="00254153" style:font-size-asian="12pt" style:font-size-complex="12pt"/>
    </style:style>
    <style:style style:name="P5" style:family="paragraph" style:parent-style-name="Standard">
      <style:text-properties style:font-name="Tahoma1" fo:font-size="12pt" fo:font-weight="normal" officeooo:rsid="002b9d97" officeooo:paragraph-rsid="00215a5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ahoma1" fo:font-size="12pt" fo:font-weight="normal" officeooo:rsid="002fe57e" officeooo:paragraph-rsid="002fe57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ahoma1" officeooo:rsid="002fcf67" officeooo:paragraph-rsid="002fcf67"/>
    </style:style>
    <style:style style:name="P8" style:family="paragraph" style:parent-style-name="Standard">
      <style:text-properties style:font-name="Tahoma1" officeooo:rsid="002fe57e" officeooo:paragraph-rsid="002fe57e"/>
    </style:style>
    <style:style style:name="P9" style:family="paragraph" style:parent-style-name="Text_20_body">
      <style:text-properties style:font-name="Liberation Sans" fo:font-size="12pt" fo:font-weight="normal" officeooo:rsid="002fcf67" officeooo:paragraph-rsid="002fcf67" style:font-size-asian="10.5pt" style:font-weight-asian="normal" style:font-size-complex="12pt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24pt" officeooo:rsid="002fcf67" officeooo:paragraph-rsid="002fcf67" style:font-size-asian="24pt" style:font-size-complex="24pt"/>
    </style:style>
    <style:style style:name="P11" style:family="paragraph" style:parent-style-name="Standard">
      <style:text-properties style:font-name="Tahoma1" officeooo:rsid="002fcf67" officeooo:paragraph-rsid="002fcf67"/>
    </style:style>
    <style:style style:name="P12" style:family="paragraph" style:parent-style-name="Standard">
      <style:text-properties style:font-name="Tahoma1" officeooo:rsid="0036e4df" officeooo:paragraph-rsid="0036e4df"/>
    </style:style>
    <style:style style:name="P13" style:family="paragraph" style:parent-style-name="Standard">
      <style:text-properties style:font-name="Tahoma1" fo:font-size="12pt" fo:font-weight="normal" officeooo:rsid="002fe57e" officeooo:paragraph-rsid="002fe57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ahoma1" fo:font-size="12pt" fo:font-weight="normal" officeooo:rsid="002fe57e" officeooo:paragraph-rsid="0037ac09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dd4e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b9d97" style:font-size-asian="12pt" style:font-weight-asian="normal" style:font-size-complex="12pt" style:font-weight-complex="normal"/>
    </style:style>
    <style:style style:name="T5" style:family="text">
      <style:text-properties officeooo:rsid="002fcf6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fdd4e" style:font-weight-asian="bold" style:font-weight-complex="bold"/>
    </style:style>
    <style:style style:name="T8" style:family="text">
      <style:text-properties officeooo:rsid="002fdd4e"/>
    </style:style>
    <style:style style:name="T9" style:family="text">
      <style:text-properties officeooo:rsid="002fe57e"/>
    </style:style>
    <style:style style:name="T10" style:family="text">
      <style:text-properties officeooo:rsid="00359182"/>
    </style:style>
    <style:style style:name="T11" style:family="text">
      <style:text-properties officeooo:rsid="0036e4df"/>
    </style:style>
    <style:style style:name="T12" style:family="text">
      <style:text-properties officeooo:rsid="0037ac09"/>
    </style:style>
    <style:style style:name="T13" style:family="text">
      <style:text-properties style:font-name="Tahoma" officeooo:rsid="0037a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oteutusdokumentti</text:h>
      <text:p text:style-name="P1"/>
      <text:p text:style-name="P3"/>
      <text:h text:style-name="Heading_20_2" text:outline-level="2">1. Yleisrakenne</text:h>
      <text:p text:style-name="P7">Ohjelman kolme tärkeintä luokkaa ovat <text:span text:style-name="T6">Game</text:span>-, <text:span text:style-name="T6">Statistics</text:span>- ja <text:span text:style-name="T6">StrategyHandler</text:span>-luokat.</text:p>
      <text:p text:style-name="P7">Luokat toimivat seuraavasti: Game-luokka pyytää <text:span text:style-name="T6">TextUI</text:span>-luokan avulla pelaajalta tarvittavat asetukset ja käynnistää pelin. Game-luokka pyytää joka kierroksella kaikilta <text:span text:style-name="T6">Player</text:span>-luokan toteuttavilta pelaajilta käden, minkä jälkeen tarkistetaan voittaja. Voittaja ja pelatut siirrot tallennetaan <text:span text:style-name="T6">Statistics</text:span>-luokkaan, minkä jälkeen Pelaajat <text:span text:style-name="T8">(lähinnä StrategyHandler)</text:span> päivittävät omien strategioiden sisäiset mallit Statistics-luokan tarjoamien tilastojen avulla.</text:p>
      <text:p text:style-name="P7"><text:tab/>Lisäksi on olemassa <text:span text:style-name="T6">abstrakti luokka Strategy,</text:span> jonka kaikki ennustusalgoritmit (mm. MarkovFirstOrder, MarkovSecondOrder) toteuttavat. Player-luokka, jonka StrategyHandler (tekoäly) <text:span text:style-name="T11">ja </text:span><text:span text:style-name="T6">TestPlayer</text:span> (lukee vanhojen pelien siirrot ja pelaa niiden mukaan) toteuttavat.</text:p>
      <text:p text:style-name="P7"><text:tab/><text:span text:style-name="T8">Ohjelma sisältää myös Enum-luokan </text:span><text:span text:style-name="T7">Hand</text:span><text:span text:style-name="T8"> ja ArrayList-kopion </text:span><text:span text:style-name="T7">Lista</text:span><text:span text:style-name="T2">.</text:span></text:p>
      <text:p text:style-name="P12"><text:span text:style-name="T1">Strategy-luokan toteuttavat algoritmiluokat: </text:span><text:span text:style-name="T6">MarkovFirstOrder, MarkovSecondOrder, PatternMatching, RandomAi, StupidAi</text:span></text:p>
      <text:p text:style-name="P7"/>
      <text:p text:style-name="P2"/>
      <text:h text:style-name="Heading_20_2" text:outline-level="2">2. <text:span text:style-name="T5">Saavutetut aika- ja tilavaativuudet </text:span></text:h>
      <text:p text:style-name="P14">Kaikki algoritmit<text:span text:style-name="T12">(PatternMatchingia lukuunottamatta)</text:span> ovat kokonaisaikavaativuudeltaan O(n). Kun peliä pelataan n kierrosta, niin algoritmit päivittävät itseään n-kertaa, mutta tämän jälkeen itse ennustus on vakioaikainen toimenpide. </text:p>
      <text:p text:style-name="P14"><text:span text:style-name="T12"><text:tab/>PatternMatching-algoritmissa jokainen käden ennustus on O(n*m), missä n on tarkasteltavien siirtojen määrä ja m on halutun patternin maksimipituus. Kun ennakointioperaatiota suoritetaan joka syötteen jälkeen, on kokonaisaikavaativuus vähintään O(n</text:span><text:span text:style-name="T13">²</text:span><text:span text:style-name="T12"> * m).</text:span></text:p>
      <text:p text:style-name="P14">StrategyHandlerin metastrategioiden päivitysnopeus on riippuvainen sen sisältämien algoritmien nopeudesta, mutta itse parhaimman metastrategian valitseminen ja metastrategioiden pisteytys ovat O(1) aikavaativuudeltaan.</text:p>
      <text:p text:style-name="P6"><text:tab/>Markovin malleihin perustuvat algoritmit ovat tilavaativuudeltaan O(1), koska niiden käyttämät matriisit ovat vakiokokoisia. “Tyhmempien” algoritmien StupidAi ja RandomAi aika ja tilavaativuus ovat vakioiaikaisia.</text:p>
      <text:p text:style-name="P6"><text:tab/>Lista-luokan lisäys ja poisto ovat pahimmillaan O(n), mutta koska lisäyksen pahin tapaus tapahtuu vain kerran per n-lisättyä alkiota, niin keskimääräinen aikavaativuus <text:span text:style-name="T10">on käytännössä vakioaikainen</text:span>.</text:p>
      <text:p text:style-name="P5"/>
      <text:p text:style-name="P4"/>
      <text:h text:style-name="Heading_20_2" text:outline-level="2"><text:span text:style-name="T9">3</text:span>. <text:span text:style-name="T5">Työn mahdolliset puutteet ja parannusehdotukset</text:span></text:h>
      <text:p text:style-name="P8"><text:span text:style-name="T4">T</text:span><text:span text:style-name="T3">ehokkaampi pattern-matching-algoritmi. Vähemmän riippuvuuksia luokkien välillä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8:01:00.860000000</meta:creation-date>
    <dc:date>2015-02-19T23:08:07.581000000</dc:date>
    <meta:editing-duration>P1DT8H3M27S</meta:editing-duration>
    <meta:editing-cycles>12</meta:editing-cycles>
    <meta:generator>LibreOffice/4.2.7.2$Windows_x86 LibreOffice_project/933c0aa564ec4f8883ed5732c866db48dca4dac5</meta:generator>
    <meta:document-statistic meta:table-count="0" meta:image-count="0" meta:object-count="0" meta:page-count="1" meta:paragraph-count="15" meta:word-count="241" meta:character-count="2307" meta:non-whitespace-character-count="2075"/>
  </office:meta>
</office:document-meta>
</file>